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text-align="center"/>
      <style:text-properties fo:font-size="22pt" style:font-size-asian="22pt" style:font-size-complex="22pt"/>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break-before="page"/>
    </style:style>
    <style:style style:name="P7" style:parent-style-name="Ingetavstånd" style:family="paragraph">
      <style:text-properties fo:font-size="10pt" style:font-size-asian="10pt" style:font-size-complex="10pt"/>
    </style:style>
    <style:style style:name="P8" style:parent-style-name="Ingetavstånd" style:family="paragraph">
      <style:text-properties fo:font-size="10pt" style:font-size-asian="10pt" style:font-size-complex="10pt"/>
    </style:style>
    <style:style style:name="P9" style:parent-style-name="Ingetavstånd" style:family="paragraph">
      <style:text-properties fo:font-size="10pt" style:font-size-asian="10pt" style:font-size-complex="10pt"/>
    </style:style>
    <style:style style:name="P10" style:parent-style-name="Ingetavstånd" style:family="paragraph">
      <style:text-properties fo:font-size="10pt" style:font-size-asian="10pt" style:font-size-complex="10pt"/>
    </style:style>
    <style:style style:name="P11" style:parent-style-name="Ingetavstånd" style:family="paragraph">
      <style:text-properties fo:font-size="10pt" style:font-size-asian="10pt" style:font-size-complex="10pt"/>
    </style:style>
    <style:style style:name="P12" style:parent-style-name="Ingetavstånd" style:family="paragraph">
      <style:text-properties fo:font-size="10pt" style:font-size-asian="10pt" style:font-size-complex="10pt"/>
    </style:style>
    <style:style style:name="P13" style:parent-style-name="Ingetavstånd" style:family="paragraph">
      <style:text-properties fo:font-size="10pt" style:font-size-asian="10pt" style:font-size-complex="10pt"/>
    </style:style>
    <style:style style:name="P14" style:parent-style-name="Ingetavstånd" style:family="paragraph">
      <style:text-properties fo:font-size="10pt" style:font-size-asian="10pt" style:font-size-complex="10pt"/>
    </style:style>
    <style:style style:name="P15" style:parent-style-name="Ingetavstånd" style:family="paragraph">
      <style:text-properties fo:font-size="10pt" style:font-size-asian="10pt" style:font-size-complex="10pt"/>
    </style:style>
    <style:style style:name="P16" style:parent-style-name="Ingetavstånd" style:family="paragraph">
      <style:text-properties fo:font-size="10pt" style:font-size-asian="10pt" style:font-size-complex="10pt"/>
    </style:style>
    <style:style style:name="P17" style:parent-style-name="Ingetavstånd" style:family="paragraph">
      <style:text-properties fo:font-size="10pt" style:font-size-asian="10pt" style:font-size-complex="10pt"/>
    </style:style>
    <style:style style:name="P18" style:parent-style-name="Ingetavstånd" style:family="paragraph">
      <style:text-properties fo:font-size="10pt" style:font-size-asian="10pt" style:font-size-complex="10pt"/>
    </style:style>
    <style:style style:name="P19" style:parent-style-name="Ingetavstånd" style:family="paragraph">
      <style:text-properties fo:font-size="10pt" style:font-size-asian="10pt" style:font-size-complex="10pt"/>
    </style:style>
    <style:style style:name="P20" style:parent-style-name="Ingetavstånd" style:family="paragraph">
      <style:text-properties fo:font-size="10pt" style:font-size-asian="10pt" style:font-size-complex="10pt"/>
    </style:style>
    <style:style style:name="P21" style:parent-style-name="Ingetavstånd" style:family="paragraph">
      <style:text-properties fo:font-size="10pt" style:font-size-asian="10pt" style:font-size-complex="10pt"/>
    </style:style>
    <style:style style:name="P22" style:parent-style-name="Ingetavstånd" style:family="paragraph">
      <style:text-properties fo:font-size="10pt" style:font-size-asian="10pt" style:font-size-complex="10pt"/>
    </style:style>
    <style:style style:name="P23" style:parent-style-name="Ingetavstånd" style:family="paragraph">
      <style:text-properties fo:font-size="10pt" style:font-size-asian="10pt" style:font-size-complex="10pt"/>
    </style:style>
    <style:style style:name="P24" style:parent-style-name="Ingetavstånd" style:family="paragraph">
      <style:text-properties fo:font-size="10pt" style:font-size-asian="10pt" style:font-size-complex="10pt"/>
    </style:style>
    <style:style style:name="P25" style:parent-style-name="Ingetavstånd" style:family="paragraph">
      <style:text-properties fo:font-size="10pt" style:font-size-asian="10pt" style:font-size-complex="10pt"/>
    </style:style>
    <style:style style:name="P26" style:parent-style-name="Ingetavstånd" style:family="paragraph">
      <style:text-properties fo:font-size="10pt" style:font-size-asian="10pt" style:font-size-complex="10pt"/>
    </style:style>
    <style:style style:name="P27" style:parent-style-name="Ingetavstånd" style:family="paragraph">
      <style:text-properties fo:font-size="10pt" style:font-size-asian="10pt" style:font-size-complex="10pt"/>
    </style:style>
    <style:style style:name="P28" style:parent-style-name="Ingetavstånd" style:family="paragraph">
      <style:text-properties fo:font-size="10pt" style:font-size-asian="10pt" style:font-size-complex="10pt"/>
    </style:style>
    <style:style style:name="P29" style:parent-style-name="Ingetavstånd" style:family="paragraph">
      <style:text-properties fo:font-size="10pt" style:font-size-asian="10pt" style:font-size-complex="10pt"/>
    </style:style>
    <style:style style:name="P30" style:parent-style-name="Ingetavstånd" style:family="paragraph">
      <style:text-properties fo:font-size="10pt" style:font-size-asian="10pt" style:font-size-complex="10pt"/>
    </style:style>
    <style:style style:family="graphic" style:name="a0"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false"/>
      <style:paragraph-properties style:font-independent-line-spacing="false" style:writing-mode="lr-tb"/>
    </style:style>
  </office:automatic-styles>
  <office:body>
    <office:text text:use-soft-page-breaks="true">
      <text:p text:style-name="P1">DVGAB03</text:p>
      <text:p text:style-name="Normal"/>
      <text:p text:style-name="Normal"/>
      <text:p text:style-name="Normal"/>
      <text:p text:style-name="P2">Lab 1: Complexity Analysis</text:p>
      <text:p text:style-name="P3"/>
      <text:p text:style-name="P4">Jonatan Lind</text:p>
      <text:p text:style-name="P5">Charlie Habolin<text:s/></text:p>
      <text:p text:style-name="P6"/>
      <text:soft-page-break/>
      <text:h text:style-name="Rubrik1" text:outline-level="1">Introduction</text:h>
      <text:p text:style-name="Normal">The current algorithms (bubble sort and linear search) are causing slowdowns for some of our clients.<text:s/>We need a more efficient sorting-<text:s/>and search-algorithms to eliminate slowdown. To find out which algorithm is the best for our use case we need to write a program to measure the time each algorithm takes. We need to test the best, worst, and average case for each algorithm and for<text:s/>different<text:s/>number<text:s/>of<text:s/>elements to se how it effects the time. We are also going to analyse the time complexity of each algorithm<text:s/>to find out how the time taken grows in respect to number of elements.<text:s/></text:p>
      <text:h text:style-name="Rubrik1" text:outline-level="1"><draw:frame draw:z-index="251660800" draw:id="id0" draw:style-name="a0" draw:name="Textruta 2" text:anchor-type="paragraph" svg:x="0in" svg:y="0.56806in" svg:width="7.10417in" svg:height="4.89583in" style:rel-width="scale" style:rel-height="scale"><draw:text-box><text:p text:style-name="Ingetavstånd">BinarySearch:</text:p><text:p text:style-name="Ingetavstånd"/><text:p text:style-name="Ingetavstånd">Best:</text:p><text:p text:style-name="Ingetavstånd">Size(N)<text:tab/>Time(T)<text:tab/><text:tab/><text:tab/><text:tab/>T/1<text:tab/><text:tab/><text:tab/>T/logN<text:tab/><text:tab/><text:tab/>T/(N/2)</text:p><text:p text:style-name="Ingetavstånd">10000<text:tab/>0.0000016976000<text:tab/>|<text:tab/>1.6976000000e-06<text:tab/>4.2440000000e-07<text:tab/>3.3952000000e-10</text:p><text:p text:style-name="Ingetavstånd">20000<text:tab/>0.0000005644000<text:tab/>|<text:tab/>5.6440000000e-07<text:tab/>1.3122438127e-07<text:tab/>5.6440000000e-11</text:p><text:p text:style-name="Ingetavstånd">40000<text:tab/>0.0000005620000<text:tab/>|<text:tab/>5.6200000000e-07<text:tab/>1.2211922510e-07<text:tab/>2.8100000000e-11</text:p><text:p text:style-name="Ingetavstånd">80000<text:tab/>0.0000006560000<text:tab/>|<text:tab/>6.5600000000e-07<text:tab/>1.3379317976e-07<text:tab/>1.6400000000e-11</text:p><text:p text:style-name="Ingetavstånd">160000<text:tab/>0.0000007440000<text:tab/>|<text:tab/>7.4400000000e-07<text:tab/>1.4296365235e-07<text:tab/>9.3000000000e-12</text:p><text:p text:style-name="Ingetavstånd">Average:</text:p><text:p text:style-name="Ingetavstånd"/><text:p text:style-name="Ingetavstånd">Size(N)<text:tab/>Time(T)<text:tab/><text:tab/><text:tab/><text:tab/>T/1<text:tab/><text:tab/><text:tab/>T/logN<text:tab/><text:tab/><text:tab/>T/(N/2)</text:p><text:p text:style-name="Ingetavstånd">10000<text:tab/>0.0000009594000<text:tab/>|<text:tab/>9.5940000000e-07<text:tab/>2.3985000000e-07<text:tab/>1.9188000000e-10</text:p><text:p text:style-name="Ingetavstånd">20000<text:tab/>0.0000005556000<text:tab/>|<text:tab/>5.5560000000e-07<text:tab/>1.2917835973e-07<text:tab/>5.5560000000e-11</text:p><text:p text:style-name="Ingetavstånd">40000<text:tab/>0.0000005602000<text:tab/>|<text:tab/>5.6020000000e-07<text:tab/>1.2172809591e-07<text:tab/>2.8010000000e-11</text:p><text:p text:style-name="Ingetavstånd">80000<text:tab/>0.0000006424000<text:tab/>|<text:tab/>6.4240000000e-07<text:tab/>1.3101941871e-07<text:tab/>1.6060000000e-11</text:p><text:p text:style-name="Ingetavstånd">160000<text:tab/>0.0000006986000<text:tab/>|<text:tab/>6.9860000000e-07<text:tab/>1.3423979507e-07<text:tab/>8.7325000000e-12</text:p><text:p text:style-name="Ingetavstånd">Worst:</text:p><text:p text:style-name="Ingetavstånd"/><text:p text:style-name="Ingetavstånd">Size(N)<text:tab/>Time(T)<text:tab/><text:tab/><text:tab/><text:tab/>T/1<text:tab/><text:tab/><text:tab/>T/logN<text:tab/><text:tab/><text:tab/>T/(N/2)</text:p><text:p text:style-name="Ingetavstånd">10000<text:tab/>0.0000005742000<text:tab/>|<text:tab/>5.7420000000e-07<text:tab/>1.4355000000e-07<text:tab/>1.1484000000e-10</text:p><text:p text:style-name="Ingetavstånd">20000<text:tab/>0.0000005554000<text:tab/>|<text:tab/>5.5540000000e-07<text:tab/>1.2913185924e-07<text:tab/>5.5540000000e-11</text:p><text:p text:style-name="Ingetavstånd">40000<text:tab/>0.0000005984000<text:tab/>|<text:tab/>5.9840000000e-07<text:tab/>1.3002872651e-07<text:tab/>2.9920000000e-11</text:p><text:p text:style-name="Ingetavstånd">80000<text:tab/>0.0000006372000<text:tab/>|<text:tab/>6.3720000000e-07<text:tab/>1.2995886302e-07<text:tab/>1.5930000000e-11</text:p><text:p text:style-name="Ingetavstånd">160000<text:tab/>0.0000006710000<text:tab/>|<text:tab/>6.7100000000e-07<text:tab/>1.2893630474e-07<text:tab/>8.3875000000e-12</text:p></draw:text-box><svg:title/><svg:desc/></draw:frame>Background</text:h>
      <text:p text:style-name="Normal"/>
      <text:h text:style-name="Rubrik1" text:outline-level="1">Analysis</text:h>
      <text:p text:style-name="Normal">The algorithms that performed the best out of our line-up was Quick Sort and Binary Search.<text:s/>They were the fastest both in theory and in practice.<text:s/></text:p>
      <text:soft-page-break/>
      <text:h text:style-name="Rubrik1" text:outline-level="1"><draw:frame draw:z-index="251658752" draw:id="id1" draw:style-name="a1" draw:name="Textruta 2" text:anchor-type="paragraph" svg:x="0in" svg:y="0.44792in" svg:width="6.80556in" svg:height="4.31944in" style:rel-width="scale" style:rel-height="scale"><draw:text-box><text:p text:style-name="P7">QuickSort:</text:p><text:p text:style-name="P8"/><text:p text:style-name="P9">Best:</text:p><text:p text:style-name="P10">Size(N)<text:tab/>Time(T)<text:tab/><text:tab/><text:tab/><text:tab/>T/N<text:tab/><text:tab/><text:tab/>T/NlogN<text:tab/><text:tab/>T/N²</text:p><text:p text:style-name="P11">1000<text:tab/>0.0000000000000<text:tab/>|<text:tab/>0.0000000000e+00<text:tab/>0.0000000000e+00<text:tab/>0.0000000000e+00</text:p><text:p text:style-name="P12">2000<text:tab/>0.0000000000000<text:tab/>|<text:tab/>0.0000000000e+00<text:tab/><text:s/>0.0000000000e+00<text:tab/>0.0000000000e+00</text:p><text:p text:style-name="P13">4000<text:tab/>0.0000000000000<text:tab/>|<text:tab/>0.0000000000e+00<text:tab/>0.0000000000e+00<text:tab/>0.0000000000e+00</text:p><text:p text:style-name="P14">8000<text:tab/>0.0010416666667<text:tab/>|<text:tab/>1.3020833333e-07<text:tab/>3.3360320609e-08<text:tab/>1.6276041667e-11</text:p><text:p text:style-name="P15">16000<text:tab/>0.0010416666667<text:tab/>|<text:tab/>6.5104166667e-08<text:tab/>1.5485801294e-08<text:tab/>4.0690104167e-12</text:p><text:p text:style-name="P16"/><text:p text:style-name="P17">Average:</text:p><text:p text:style-name="P18">Size(N)<text:tab/>Time(T)<text:tab/><text:tab/><text:tab/><text:tab/>T/N<text:tab/><text:tab/><text:tab/>T/NlogN<text:tab/><text:tab/>T/N²</text:p><text:p text:style-name="P19">1000<text:tab/><text:s/>0.0000000000000<text:tab/>|<text:tab/>0.0000000000e+00<text:tab/>0.0000000000e+00<text:tab/>0.0000000000e+00</text:p><text:p text:style-name="P20">2000<text:tab/>0.0000000000000<text:tab/>|<text:tab/>0.0000000000e+00<text:tab/>0.0000000000e+00<text:tab/>0.0000000000e+00</text:p><text:p text:style-name="P21">4000<text:tab/>0.0010416666667<text:tab/>|<text:tab/>2.6041666667e-07<text:tab/>7.2296593420e-08<text:tab/>6.5104166667e-11</text:p><text:p text:style-name="P22">8000<text:tab/>0.0000000000000<text:tab/>|<text:tab/>0.0000000000e+00<text:tab/>0.0000000000e+00<text:tab/>0.0000000000e+00</text:p><text:p text:style-name="P23">16000<text:tab/>0.0010416666667<text:tab/>|<text:tab/>6.5104166667e-08<text:tab/>1.5485801294e-08<text:tab/>4.0690104167e-12</text:p><text:p text:style-name="P24">Worst:<text:tab/></text:p><text:p text:style-name="P25">Size(N)<text:tab/>Time(T)<text:tab/><text:tab/><text:tab/><text:tab/>T/NlogN<text:tab/><text:tab/><text:tab/>T/N²<text:tab/><text:tab/><text:tab/>T/N³</text:p><text:p text:style-name="P26">1000<text:tab/>0.0000000000000<text:tab/>|<text:tab/>0.0000000000e+00<text:tab/>0.0000000000e+00<text:s/><text:tab/>0.0000000000e+00</text:p><text:p text:style-name="P27">2000<text:tab/>0.0020833333333<text:tab/>|<text:tab/>3.1555807370e-07<text:tab/>5.2083333333e-10<text:tab/>2.6041666667e-13</text:p><text:p text:style-name="P28">4000<text:tab/>0.0093750000000<text:tab/>|<text:tab/>6.5066934078e-07<text:tab/>5.8593750000e-10<text:tab/>1.4648437500e-13</text:p><text:p text:style-name="P29">8000<text:tab/>0.0333333333333<text:tab/>|<text:tab/>1.0675302595e-06<text:tab/>5.2083333333e-10<text:tab/>6.5104166667e-14</text:p><text:p text:style-name="P30">16000<text:tab/>0.1312500000000<text:tab/>|<text:tab/>1.9512109630e-06<text:tab/>5.1269531250e-10<text:tab/>3.2043457031e-14</text:p></draw:text-box><svg:title/><svg:desc/></draw:frame>Problems</text:h>
      <text:p text:style-name="Normal">One of the problems<text:s/>during the development was that one of the computers was misbehaving.<text:s/>The<text:s/>benchmark<text:s/>was<text:s/>not measuring<text:s/>the time<text:s/>correctly.<text:s/>It was inconsistent and often had the same time between many<text:s/>tests<text:s/>even when the number of elements was doubled<text:s/>each pass. On some of the tests the measured time was recorded<text:s/>as zero. This resulted in the big O calculations on the machine to be useless. Even when the same benchmark was run several times, the inconsistency made it so no conclusion could be made about our predicted time complexity. The machine was running the program through “Windows subsystem for Linux”<text:s/>which could be the source of the problem. To try this theory,<text:s/>the program was instead compiled for Windows through PowerShell.<text:s/>The program was run but the time was still inconsistent and had<text:s/>times that were zero.<text:s/>The problem was the machine and not the program. The solution was to run the program on<text:s/>another machine that was running Linux natively.<text:s/>This solved the problems with the measurements of time.</text:p>
      <text:p text:style-name="Normal"/>
      <text:h text:style-name="Rubrik1" text:outline-level="1">Conclusion</text:h>
      <text:p text:style-name="Normal">Just because an algorithm has a better time complexity does not mean it is always better. There are several things to consider when choosing the best algorithm for each situation. Time taken is just one of the things that<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Rubrik1" style:display-name="Rubrik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Standardstycketeckensnitt" style:display-name="Standardstycketeckensnitt" style:family="text"/>
    <style:style style:name="Rubrik1Char" style:display-name="Rubrik 1 Char" style:family="text" style:parent-style-name="Standardstycketeckensnitt">
      <style:text-properties style:font-name="Calibri Light" style:font-name-asian="Times New Roman" style:font-name-complex="Times New Roman" fo:color="#2F5496" fo:font-size="16pt" style:font-size-asian="16pt" style:font-size-complex="16pt"/>
    </style:style>
    <style:style style:name="Ingetavstånd" style:display-name="Inget avstånd" style:family="paragraph">
      <style:paragraph-properties fo:margin-bottom="0in" fo:line-height="100%"/>
      <style:text-properties fo:hyphenate="false"/>
    </style:style>
    <style:style style:name="Beskrivning" style:display-name="Beskrivning"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natan Lind</meta:initial-creator>
    <dc:creator>Jonatan Lind</dc:creator>
    <meta:creation-date>2020-11-23T17:02:00Z</meta:creation-date>
    <dc:date>2020-11-23T17:02:00Z</dc:date>
    <meta:template xlink:href="Normal.dotm" xlink:type="simple"/>
    <meta:editing-cycles>2</meta:editing-cycles>
    <meta:editing-duration>PT360S</meta:editing-duration>
    <meta:document-statistic meta:page-count="3" meta:paragraph-count="4" meta:word-count="313" meta:character-count="2099" meta:row-count="14" meta:non-whitespace-character-count="1790"/>
  </office:meta>
</office:document-meta>
</file>